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p>
      <text:p text:style-name="P2"/>
      <text:p text:style-name="Text_20_body">Navalcarnero. </text:p>
      <text:h text:style-name="Heading_20_2" text:outline-level="2"><text:a xlink:type="simple" xlink:href="https://www.elmundo.es/papel/2022/05/27/628fd1a6e4d4d8c7318b45ed.html" text:style-name="Internet_20_link" text:visited-style-name="Visited_20_Internet_20_Link">El médico del 112 que negó ayuda al joven que murió falló en el diagnóstico</text:a></text:h>
      <text:list xml:id="list7953458845184690714" text:style-name="L1">
        <text:list-item>
          <text:p text:style-name="P1">Redacción: QUICO ALSEDO </text:p>
        </text:list-item>
      </text:list>
      <text:p text:style-name="Text_20_body"><text:a xlink:type="simple" xlink:href="https://www.elmundo.es/papel/2022/05/27/628fd1a6e4d4d8c7318b45ed.html" text:style-name="Internet_20_link" text:visited-style-name="Visited_20_Internet_20_Link">El médico del 112 que negó ayuda al joven que murió falló en el diagnóstico</text:a></text:p>
      <text:p text:style-name="Text_20_body">Ya era tarde. El TAC dio un nivel de consciencia ya bajo, y para cuando el hombre fue trasladado a un quirófano de neurocirugía estaba en muerte cerebral. En efecto, el TAC era obligatorio y preceptivo, y así lo ha entendido ahora el juzgado de lo Penal número 11 de Madrid, que ha condenado al médico por homicidio por imprudencia menos grave a dos meses y 15 días de multa, y a 115.759 euros de indemnización.</text:p>
      <text:p text:style-name="Text_20_body"><text:span text:style-name="Strong_20_Emphasis">Se trata de uno de los escasos casos en que un facultativo es condenado por vía penal por error médico. </text:span>Los hechos sucedieron en diciembre de 2007, pero el acusado estuvo en busca durante un tiempo y el desenlace judicial se ha retrasado 15 años.</text:p>
      <text:p text:style-name="Quotations">Tuve que hacer un acto de humildad. Yo no soy médico, ¿cómo iba a decirle yo lo que tenía que hacer? </text:p>
      <text:p text:style-name="Quotations">La viuda del fallecido</text:p>
      <text:p text:style-name="Text_20_body">Todo sucedió en el <text:span text:style-name="Strong_20_Emphasis">Hospital Sanitas La Moraleja</text:span>, que ha quedado no obstante completamente exonerado judicialmente. La representación de la familia la ha llevado el letrado Carlos Sardinero, uno de los mayores expertos de España en derecho sanitario, en nombre de la Asociación del Defensor del Paciente. La sentencia, que data del 3 de mayo pasado, es recurrible.</text:p>
      <text:p text:style-name="Text_20_body">"Aquella noche", cuenta a EL MUNDO F.V., "estuvimos con mi marido tanto mis dos hijas como yo, en el hospital. Y no te puedes imaginar la impotencia que sentíamos. Entendíamos que no estaban atendiéndole bien, incluso <text:span text:style-name="Strong_20_Emphasis">nos planteamos sacarle de allí y llevarle a [el hospital de La Paz], pero nos daba miedo que se nos muriera en la ambulancia</text:span>. Tuve que hacer algo así como un acto de humildad para aceptar lo que decía ese señor. Yo no soy médico, ¿cómo voy a decirle yo lo que tiene que hacer? Pero cuando llegó el del turno de mañana y dijo que lo primero que había que hacerle era un TAC, nos dimos cuenta de que teníamos razón".</text:p>
      <text:p text:style-name="Text_20_body">Tras decidir que se le debía hacer la prueba a las 8.30 horas, el TAC se le realizó a las 10.15 y arrojó un 'glasgow' de ocho, en principio recuperable. Pero cuando se le iba a intervenir, a las 14.00 horas, la situación ya era insalvable. "Pero, ¿tú sabes lo que llegó a hacer el médico por la noche, cuando aún estábamos en el box de Urgencias? Entró y nos preguntó: 'Qué, ¿está mejor?'. ¡A nosotras! ¡Nos preguntaba a nosotras si estaba mejor!".</text:p>
      <text:p text:style-name="Text_20_body">El hombre llegó al hospital con un cuadro de pérdida de conocimiento, relajación de esfínteres, temblores y fiebre. Se había caído dos días antes y su familia le veía cada vez peor. El condenado se limitó a explorarla superficialmente, y además de no pedir el TAC ni siquiera pautó un control adecuado durante la noche: <text:span text:style-name="Strong_20_Emphasis">"Le llegaron a quitar el suero a las cuatro de la mañana y nunca supimos por qué", cuenta F.V..</text:span></text:p>
      <text:p text:style-name="Text_20_body">La sentencia establece también que la propia inactividad del condenado, el hecho de no haber realizado la prueba que podría haber salvado al paciente, imposibilita conocer cuál fue la pérdida de oportunidad real, dado que no se puede cono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 </meta:initial-creator>
    <meta:creation-date>2022-05-30T10:27:56.97</meta:creation-date>
    <meta:document-statistic meta:table-count="0" meta:image-count="0" meta:object-count="0" meta:page-count="1" meta:paragraph-count="13" meta:word-count="553" meta:character-count="3067"/>
    <dc:date>2022-05-30T10:29:11.40</dc:date>
    <dc:creator>Pau </dc:creator>
    <meta:editing-duration>PT1M15S</meta:editing-duration>
    <meta:editing-cycles>1</meta:editing-cycles>
    <meta:generator>OpenOffice/4.1.12$Win32 OpenOffice.org_project/4112m1$Build-9809</meta:generator>
  </office:meta>
</office:document-meta>
</file>